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officeooo:rsid="00004502" officeooo:paragraph-rsid="00004502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bold" officeooo:rsid="0001032f" officeooo:paragraph-rsid="0001032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097a26" officeooo:paragraph-rsid="0017c606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fo:font-weight="normal" officeooo:rsid="0004aa24" officeooo:paragraph-rsid="0004aa24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zxx" fo:country="none" fo:font-weight="normal" officeooo:rsid="00004502" officeooo:paragraph-rsid="00004502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fo:font-weight="normal" officeooo:rsid="0001032f" officeooo:paragraph-rsid="0001032f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style:text-underline-style="none" fo:font-weight="normal" officeooo:rsid="00097a26" officeooo:paragraph-rsid="0017c606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style:text-underline-style="none" fo:font-weight="normal" officeooo:rsid="000a4d32" officeooo:paragraph-rsid="0017c606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officeooo:paragraph-rsid="00004502" style:language-asian="zxx" style:country-asian="none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361b" style:font-weight-asian="normal" style:font-weight-complex="normal"/>
    </style:style>
    <style:style style:name="T3" style:family="text">
      <style:text-properties fo:font-weight="normal" officeooo:rsid="000a6646" style:font-weight-asian="normal" style:font-weight-complex="normal"/>
    </style:style>
    <style:style style:name="T4" style:family="text">
      <style:text-properties fo:font-weight="normal" officeooo:rsid="000c2097" style:font-weight-asian="normal" style:font-weight-complex="normal"/>
    </style:style>
    <style:style style:name="T5" style:family="text">
      <style:text-properties fo:font-weight="normal" officeooo:rsid="000d3225" style:font-weight-asian="normal" style:font-weight-complex="normal"/>
    </style:style>
    <style:style style:name="T6" style:family="text">
      <style:text-properties fo:font-weight="normal" officeooo:rsid="000fac6f" style:font-weight-asian="normal" style:font-weight-complex="normal"/>
    </style:style>
    <style:style style:name="T7" style:family="text">
      <style:text-properties fo:font-weight="normal" officeooo:rsid="00114b1e" style:font-weight-asian="normal" style:font-weight-complex="normal"/>
    </style:style>
    <style:style style:name="T8" style:family="text">
      <style:text-properties fo:font-weight="normal" officeooo:rsid="0012dd1c" style:font-weight-asian="normal" style:font-weight-complex="normal"/>
    </style:style>
    <style:style style:name="T9" style:family="text">
      <style:text-properties fo:font-weight="normal" officeooo:rsid="001491e1" style:font-weight-asian="normal" style:font-weight-complex="normal"/>
    </style:style>
    <style:style style:name="T10" style:family="text">
      <style:text-properties fo:font-weight="normal" officeooo:rsid="00165fbb" style:font-weight-asian="normal" style:font-weight-complex="normal"/>
    </style:style>
    <style:style style:name="T11" style:family="text">
      <style:text-properties fo:font-weight="normal" officeooo:rsid="00173bca" style:font-weight-asian="normal" style:font-weight-complex="normal"/>
    </style:style>
    <style:style style:name="T12" style:family="text">
      <style:text-properties fo:font-weight="normal" officeooo:rsid="0019d3a2" style:font-weight-asian="normal" style:font-weight-complex="normal"/>
    </style:style>
    <style:style style:name="T13" style:family="text">
      <style:text-properties fo:font-weight="normal" officeooo:rsid="001ae186" style:font-weight-asian="normal" style:font-weight-complex="normal"/>
    </style:style>
    <style:style style:name="T14" style:family="text">
      <style:text-properties fo:font-weight="normal" officeooo:rsid="001c8180" style:font-weight-asian="normal" style:font-weight-complex="normal"/>
    </style:style>
    <style:style style:name="T15" style:family="text">
      <style:text-properties fo:font-weight="normal" officeooo:rsid="001df66b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02aef2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0d3225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12dd1c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17c606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189c8b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1950e5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114b1e" style:font-weight-asian="normal" style:font-weight-complex="normal"/>
    </style:style>
    <style:style style:name="T24" style:family="text">
      <style:text-properties officeooo:rsid="000769d2"/>
    </style:style>
    <style:style style:name="T25" style:family="text">
      <style:text-properties officeooo:rsid="000a6646"/>
    </style:style>
    <style:style style:name="T26" style:family="text">
      <style:text-properties officeooo:rsid="000fac6f"/>
    </style:style>
    <style:style style:name="T27" style:family="text">
      <style:text-properties officeooo:rsid="00114b1e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officeooo:rsid="0017c606" style:font-weight-asian="normal" style:font-weight-complex="normal"/>
    </style:style>
    <style:style style:name="T30" style:family="text">
      <style:text-properties style:text-underline-style="none" fo:font-weight="normal" officeooo:rsid="00189c8b" style:font-weight-asian="normal" style:font-weight-complex="normal"/>
    </style:style>
    <style:style style:name="T31" style:family="text">
      <style:text-properties style:text-underline-style="none" fo:font-weight="normal" officeooo:rsid="0018d18c" style:font-weight-asian="normal" style:font-weight-complex="normal"/>
    </style:style>
    <style:style style:name="T32" style:family="text">
      <style:text-properties style:text-underline-style="none" fo:font-weight="normal" officeooo:rsid="0002aef2" style:font-weight-asian="normal" style:font-weight-complex="normal"/>
    </style:style>
    <style:style style:name="T33" style:family="text">
      <style:text-properties style:text-underline-style="none" fo:font-weight="normal" officeooo:rsid="001950e5" style:font-weight-asian="normal" style:font-weight-complex="normal"/>
    </style:style>
    <style:style style:name="T34" style:family="text">
      <style:text-properties style:text-underline-style="none" fo:font-weight="normal" officeooo:rsid="001491e1" style:font-weight-asian="normal" style:font-weight-complex="normal"/>
    </style:style>
    <style:style style:name="T35" style:family="text">
      <style:text-properties style:text-underline-style="none" fo:font-weight="normal" officeooo:rsid="001c8180" style:font-weight-asian="normal" style:font-weight-complex="normal"/>
    </style:style>
    <style:style style:name="T36" style:family="text">
      <style:text-properties style:text-underline-style="none" officeooo:rsid="0017c606"/>
    </style:style>
    <style:style style:name="T37" style:family="text">
      <style:text-properties style:text-underline-style="none" officeooo:rsid="00189c8b"/>
    </style:style>
    <style:style style:name="T38" style:family="text">
      <style:text-properties officeooo:rsid="0017c606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02aef2" style:font-weight-asian="bold" style:font-weight-complex="bold"/>
    </style:style>
    <style:style style:name="T41" style:family="text">
      <style:text-properties fo:font-weight="bold" officeooo:rsid="0008f7ff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4">owner</text:span><text:span text:style-name="T1">(</text:span><text:span text:style-name="T16">id</text:span><text:span text:style-name="T1">, t</text:span><text:span text:style-name="T3">ype</text:span><text:span text:style-name="T1">, </text:span><text:span text:style-name="T3">first_name</text:span><text:span text:style-name="T1">, </text:span><text:span text:style-name="T3">last_name</text:span><text:span text:style-name="T1">, nif, </text:span><text:span text:style-name="T3">address</text:span><text:span text:style-name="T1">, </text:span><text:span text:style-name="T4">zip</text:span><text:span text:style-name="T1">, </text:span><text:span text:style-name="T4">city</text:span><text:span text:style-name="T1">, provinc</text:span><text:span text:style-name="T4">e</text:span><text:span text:style-name="T1">, </text:span><text:span text:style-name="T4">phone</text:span><text:span text:style-name="T1">, email, </text:span><text:span text:style-name="T2">path_logo</text:span><text:span text:style-name="T1">)</text:span></text:p>
      <text:p text:style-name="P4"/>
      <text:p text:style-name="P1"><text:span text:style-name="T24">own_prop</text:span><text:span text:style-name="T1">(</text:span><text:span text:style-name="T18">owner</text:span><text:span text:style-name="T16">_</text:span><text:span text:style-name="T17">id</text:span><text:span text:style-name="T16">, </text:span><text:span text:style-name="T18">property</text:span><text:span text:style-name="T16">_</text:span><text:span text:style-name="T17">id</text:span><text:span text:style-name="T1">, p</text:span><text:span text:style-name="T5">ercent</text:span><text:span text:style-name="T1">_prop</text:span><text:span text:style-name="T5">erty</text:span><text:span text:style-name="T1">)</text:span></text:p>
      <text:p text:style-name="P4"/>
      <text:p text:style-name="P1"><text:span text:style-name="T24">property</text:span><text:span text:style-name="T1">(</text:span><text:span text:style-name="T16">id</text:span><text:span text:style-name="T1">, ca</text:span><text:span text:style-name="T5">d_ref</text:span><text:span text:style-name="T1">, </text:span><text:span text:style-name="T5">address</text:span><text:span text:style-name="T1">, </text:span><text:span text:style-name="T5">zip</text:span><text:span text:style-name="T1">, </text:span><text:span text:style-name="T5">city</text:span><text:span text:style-name="T1">, province, </text:span><text:span text:style-name="T7">max_guests</text:span><text:span text:style-name="T1">, s</text:span><text:span text:style-name="T6">ize</text:span><text:span text:style-name="T1">, </text:span><text:span text:style-name="T7">bedrooms</text:span><text:span text:style-name="T1">, </text:span><text:span text:style-name="T7">baths</text:span><text:span text:style-name="T1">, descrip</text:span><text:span text:style-name="T7">ti</text:span><text:span text:style-name="T1">on)</text:span></text:p>
      <text:p text:style-name="P5"/>
      <text:p text:style-name="P1"><text:span text:style-name="T24">ph</text:span>oto<text:span text:style-name="T1">(</text:span><text:span text:style-name="T22">id</text:span><text:span text:style-name="T16">, </text:span><text:span text:style-name="T19">property</text:span><text:span text:style-name="T16">_</text:span><text:span text:style-name="T17">id</text:span><text:span text:style-name="T32">, </text:span><text:span text:style-name="T33">path</text:span><text:span text:style-name="T1">)</text:span></text:p>
      <text:p text:style-name="P5"/>
      <text:p text:style-name="P3">legal<text:span text:style-name="T38">classification</text:span><text:span text:style-name="T1">(</text:span><text:span text:style-name="T16">id</text:span><text:span text:style-name="T28">, descrip</text:span><text:span text:style-name="T30">t</text:span><text:span text:style-name="T28">ion)</text:span></text:p>
      <text:p text:style-name="P7"/>
      <text:p text:style-name="P3"><text:span text:style-name="T36">prop_class</text:span><text:span text:style-name="T28">(</text:span><text:span text:style-name="T16">clas</text:span><text:span text:style-name="T20">s</text:span><text:span text:style-name="T16">_id, </text:span><text:span text:style-name="T20">property</text:span><text:span text:style-name="T16">_id</text:span><text:span text:style-name="T28">, </text:span><text:span text:style-name="T29">start_date</text:span><text:span text:style-name="T28">, </text:span><text:span text:style-name="T29">end_date</text:span><text:span text:style-name="T28">, </text:span><text:span text:style-name="T29">keys</text:span><text:span text:style-name="T28">)</text:span></text:p>
      <text:p text:style-name="P8"/>
      <text:p text:style-name="P3"><text:span text:style-name="T37">vatrate</text:span><text:span text:style-name="T28">(</text:span><text:span text:style-name="T16">id</text:span><text:span text:style-name="T28">, descrip</text:span><text:span text:style-name="T30">t</text:span><text:span text:style-name="T28">ion)</text:span></text:p>
      <text:p text:style-name="P7"/>
      <text:p text:style-name="P3"><text:span text:style-name="T37">vatrate_legalclass</text:span><text:span text:style-name="T28">(</text:span><text:span text:style-name="T16">clas</text:span><text:span text:style-name="T21">s</text:span><text:span text:style-name="T16">_id, </text:span><text:span text:style-name="T21">vatrate</text:span><text:span text:style-name="T16">_id</text:span><text:span text:style-name="T28">, </text:span><text:span text:style-name="T30">start_date</text:span><text:span text:style-name="T28">, </text:span><text:span text:style-name="T30">end_date</text:span><text:span text:style-name="T28">)</text:span></text:p>
      <text:p text:style-name="P7"/>
      <text:p text:style-name="P3"><text:span text:style-name="T37">vat</text:span><text:span text:style-name="T28">(</text:span><text:span text:style-name="T16">id, </text:span><text:span text:style-name="T21">vatrate</text:span><text:span text:style-name="T16">_id</text:span><text:span text:style-name="T28">, p</text:span><text:span text:style-name="T31">ercentag</text:span><text:span text:style-name="T28">e, </text:span><text:span text:style-name="T31">start_date</text:span><text:span text:style-name="T28">, </text:span><text:span text:style-name="T31">end_date</text:span><text:span text:style-name="T28">)</text:span></text:p>
      <text:p text:style-name="P5"/>
      <text:p text:style-name="P9"><text:span text:style-name="T40">p</text:span><text:span text:style-name="T39">r</text:span><text:span text:style-name="T41">ice</text:span><text:span text:style-name="T1">(</text:span><text:span text:style-name="T16">id, </text:span><text:span text:style-name="T23">booktype</text:span><text:span text:style-name="T16">_</text:span><text:span text:style-name="T17">id</text:span><text:span text:style-name="T1">, pr</text:span><text:span text:style-name="T9">ice</text:span><text:span text:style-name="T1">, </text:span><text:span text:style-name="T9">start_date</text:span><text:span text:style-name="T1">, </text:span><text:span text:style-name="T9">end_date</text:span><text:span text:style-name="T1">, t</text:span><text:span text:style-name="T9">ype</text:span><text:span text:style-name="T1">)</text:span></text:p>
      <text:p text:style-name="P5"/>
      <text:p text:style-name="P1"><text:span text:style-name="T26">book</text:span><text:span text:style-name="T27">type</text:span><text:span text:style-name="T1">(</text:span><text:span text:style-name="T16">id</text:span><text:span text:style-name="T1">, </text:span><text:span text:style-name="T12">property_id,</text:span><text:span text:style-name="T1"> </text:span><text:span text:style-name="T11">b</text:span><text:span text:style-name="T12">t</text:span><text:span text:style-name="T11">_</text:span><text:span text:style-name="T1">name, </text:span><text:span text:style-name="T12">start_date, end_date, url_web, url_</text:span><text:span text:style-name="T13">icalendar</text:span><text:span text:style-name="T1">)</text:span></text:p>
      <text:p text:style-name="P5"/>
      <text:p text:style-name="P2"><text:span text:style-name="T26">book</text:span><text:span text:style-name="T1">(</text:span><text:span text:style-name="T35">id, </text:span><text:span text:style-name="T34">property</text:span><text:span text:style-name="T28">_</text:span><text:span text:style-name="T32">id</text:span><text:span text:style-name="T28">, </text:span><text:span text:style-name="T34">guest</text:span><text:span text:style-name="T28">_</text:span><text:span text:style-name="T32">id</text:span><text:span text:style-name="T28">, </text:span><text:span text:style-name="T34">booktype</text:span><text:span text:style-name="T28">_</text:span><text:span text:style-name="T32">id</text:span><text:span text:style-name="T1">, </text:span><text:span text:style-name="T8">status</text:span><text:span text:style-name="T1">, </text:span><text:span text:style-name="T8">checkin</text:span><text:span text:style-name="T1">, </text:span><text:span text:style-name="T8">checkout, </text:span><text:span text:style-name="T14">invoice_number</text:span><text:span text:style-name="T1">)</text:span></text:p>
      <text:p text:style-name="P6"/>
      <text:p text:style-name="P2"><text:span text:style-name="T25">guest</text:span><text:span text:style-name="T1">(</text:span><text:span text:style-name="T16">id</text:span><text:span text:style-name="T1">, first_name, last_name, nif, address, zip, city, province, phone, email, </text:span><text:span text:style-name="T10">rating</text:span><text:span text:style-name="T1">, com</text:span><text:span text:style-name="T10">ments, </text:span><text:span text:style-name="T15">accept_ad</text:span><text:span text:style-name="T1">)</text:span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an Manuel Cardeso García</meta:initial-creator>
    <meta:creation-date>2020-04-30T19:53:00.998000000</meta:creation-date>
    <dc:date>2020-05-07T19:56:56.701000000</dc:date>
    <dc:creator>Juan Manuel Cardeso García</dc:creator>
    <meta:editing-duration>PT1H32S</meta:editing-duration>
    <meta:editing-cycles>16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3" meta:word-count="81" meta:character-count="844" meta:non-whitespace-character-count="776"/>
  </office:meta>
</office:document-meta>
</file>